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6" style:family="table-cell" style:parent-style-name="Default" style:data-style-name="N0"/>
    <style:style style:name="ce7" style:family="table-cell" style:parent-style-name="TL_20_ColHeader" style:data-style-name="N0">
      <style:table-cell-properties fo:background-color="#69d2e7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8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start" fo:margin-left="0pt"/>
    </style:style>
    <style:style style:name="ce9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0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1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12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13" style:family="table-cell" style:parent-style-name="TL_20_Data" style:data-style-name="N0">
      <style:table-cell-properties fo:border-bottom="0.06pt solid #000000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0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Gemeente</text:p>
          </table:table-cell>
          <table:table-cell table:style-name="ce7" office:value-type="string" calcext:value-type="string">
            <text:p>Geslacht</text:p>
          </table:table-cell>
          <table:table-cell table:style-name="ce7" office:value-type="string" calcext:value-type="string">
            <text:p>PopulatieCBS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Aa en Hunz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62" calcext:value-type="float">
            <text:p>9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71" calcext:value-type="float">
            <text:p>84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97" calcext:value-type="float">
            <text:p>3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23" calcext:value-type="float">
            <text:p>19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82" calcext:value-type="float">
            <text:p>20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16" calcext:value-type="float">
            <text:p>34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86" calcext:value-type="float">
            <text:p>11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1" calcext:value-type="float">
            <text:p>7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1" calcext:value-type="float">
            <text:p>12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92" calcext:value-type="float">
            <text:p>2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83" calcext:value-type="float">
            <text:p>93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26" calcext:value-type="float">
            <text:p>58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624" calcext:value-type="float">
            <text:p>246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653" calcext:value-type="float">
            <text:p>29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78" calcext:value-type="float">
            <text:p>2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518" calcext:value-type="float">
            <text:p>18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83" calcext:value-type="float">
            <text:p>23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71" calcext:value-type="float">
            <text:p>29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8" calcext:value-type="float">
            <text:p>14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24" calcext:value-type="float">
            <text:p>30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420" calcext:value-type="float">
            <text:p>384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7" calcext:value-type="float">
            <text:p>6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77" calcext:value-type="float">
            <text:p>17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668" calcext:value-type="float">
            <text:p>35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84" calcext:value-type="float">
            <text:p>1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1297" calcext:value-type="float">
            <text:p>391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0" calcext:value-type="float">
            <text:p>9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02" calcext:value-type="float">
            <text:p>25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28" calcext:value-type="float">
            <text:p>30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59" calcext:value-type="float">
            <text:p>40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924" calcext:value-type="float">
            <text:p>63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85" calcext:value-type="float">
            <text:p>2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86" calcext:value-type="float">
            <text:p>58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48" calcext:value-type="float">
            <text:p>35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30" calcext:value-type="float">
            <text:p>15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70" calcext:value-type="float">
            <text:p>15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813" calcext:value-type="float">
            <text:p>63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1" calcext:value-type="float">
            <text:p>11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044" calcext:value-type="float">
            <text:p>20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60" calcext:value-type="float">
            <text:p>42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56" calcext:value-type="float">
            <text:p>58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7" calcext:value-type="float">
            <text:p>1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19" calcext:value-type="float">
            <text:p>6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57" calcext:value-type="float">
            <text:p>62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64" calcext:value-type="float">
            <text:p>2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92" calcext:value-type="float">
            <text:p>26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37" calcext:value-type="float">
            <text:p>116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0" calcext:value-type="float">
            <text:p>8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4" calcext:value-type="float">
            <text:p>14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48" calcext:value-type="float">
            <text:p>30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88" calcext:value-type="float">
            <text:p>67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40" calcext:value-type="float">
            <text:p>16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85" calcext:value-type="float">
            <text:p>34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16" calcext:value-type="float">
            <text:p>18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6" calcext:value-type="float">
            <text:p>2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91" calcext:value-type="float">
            <text:p>1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94" calcext:value-type="float">
            <text:p>39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5" calcext:value-type="float">
            <text:p>6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88" calcext:value-type="float">
            <text:p>61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8" calcext:value-type="float">
            <text:p>3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49" calcext:value-type="float">
            <text:p>38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6" calcext:value-type="float">
            <text:p>14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6" calcext:value-type="float">
            <text:p>1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44" calcext:value-type="float">
            <text:p>18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82" calcext:value-type="float">
            <text:p>53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04" calcext:value-type="float">
            <text:p>64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01" calcext:value-type="float">
            <text:p>22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79" calcext:value-type="float">
            <text:p>44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" calcext:value-type="float">
            <text:p>1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66" calcext:value-type="float">
            <text:p>6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41" calcext:value-type="float">
            <text:p>27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74" calcext:value-type="float">
            <text:p>14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4" calcext:value-type="float">
            <text:p>1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6" calcext:value-type="float">
            <text:p>1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51" calcext:value-type="float">
            <text:p>2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12" calcext:value-type="float">
            <text:p>6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44" calcext:value-type="float">
            <text:p>66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025" calcext:value-type="float">
            <text:p>200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53" calcext:value-type="float">
            <text:p>41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18" calcext:value-type="float">
            <text:p>9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1" calcext:value-type="float">
            <text:p>11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52" calcext:value-type="float">
            <text:p>22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62" calcext:value-type="float">
            <text:p>30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30" calcext:value-type="float">
            <text:p>5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64" calcext:value-type="float">
            <text:p>3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7" calcext:value-type="float">
            <text:p>6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07" calcext:value-type="float">
            <text:p>22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25" calcext:value-type="float">
            <text:p>3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06" calcext:value-type="float">
            <text:p>9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43" calcext:value-type="float">
            <text:p>3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6" calcext:value-type="float">
            <text:p>12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459" calcext:value-type="float">
            <text:p>204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06" calcext:value-type="float">
            <text:p>1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3" calcext:value-type="float">
            <text:p>41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83" calcext:value-type="float">
            <text:p>14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2" calcext:value-type="float">
            <text:p>4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26" calcext:value-type="float">
            <text:p>3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82" calcext:value-type="float">
            <text:p>29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76" calcext:value-type="float">
            <text:p>2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45" calcext:value-type="float">
            <text:p>8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2" calcext:value-type="float">
            <text:p>18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7" calcext:value-type="float">
            <text:p>7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21" calcext:value-type="float">
            <text:p>24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57" calcext:value-type="float">
            <text:p>7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58" calcext:value-type="float">
            <text:p>3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43" calcext:value-type="float">
            <text:p>2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53" calcext:value-type="float">
            <text:p>4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83" calcext:value-type="float">
            <text:p>4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46" calcext:value-type="float">
            <text:p>56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74" calcext:value-type="float">
            <text:p>30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66" calcext:value-type="float">
            <text:p>83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86" calcext:value-type="float">
            <text:p>81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28" calcext:value-type="float">
            <text:p>62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58" calcext:value-type="float">
            <text:p>27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31" calcext:value-type="float">
            <text:p>56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37" calcext:value-type="float">
            <text:p>100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61" calcext:value-type="float">
            <text:p>27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7" calcext:value-type="float">
            <text:p>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923" calcext:value-type="float">
            <text:p>599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14" calcext:value-type="float">
            <text:p>5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62" calcext:value-type="float">
            <text:p>46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68" calcext:value-type="float">
            <text:p>1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9" calcext:value-type="float">
            <text:p>7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81" calcext:value-type="float">
            <text:p>1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9" calcext:value-type="float">
            <text:p>12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90" calcext:value-type="float">
            <text:p>96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32" calcext:value-type="float">
            <text:p>12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17" calcext:value-type="float">
            <text:p>50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30" calcext:value-type="float">
            <text:p>24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51" calcext:value-type="float">
            <text:p>59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44" calcext:value-type="float">
            <text:p>6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5" calcext:value-type="float">
            <text:p>13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070" calcext:value-type="float">
            <text:p>190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4" calcext:value-type="float">
            <text:p>14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23" calcext:value-type="float">
            <text:p>17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2" calcext:value-type="float">
            <text:p>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23" calcext:value-type="float">
            <text:p>144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384" calcext:value-type="float">
            <text:p>103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0" calcext:value-type="float">
            <text:p>15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23" calcext:value-type="float">
            <text:p>63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5" calcext:value-type="float">
            <text:p>1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57" calcext:value-type="float">
            <text:p>6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53" calcext:value-type="float">
            <text:p>80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98" calcext:value-type="float">
            <text:p>23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83" calcext:value-type="float">
            <text:p>64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21" calcext:value-type="float">
            <text:p>84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5" calcext:value-type="float">
            <text:p>1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010" calcext:value-type="float">
            <text:p>45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85" calcext:value-type="float">
            <text:p>11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65" calcext:value-type="float">
            <text:p>5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16" calcext:value-type="float">
            <text:p>127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620" calcext:value-type="float">
            <text:p>32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67" calcext:value-type="float">
            <text:p>6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50" calcext:value-type="float">
            <text:p>52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2" calcext:value-type="float">
            <text:p>12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71" calcext:value-type="float">
            <text:p>55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40" calcext:value-type="float">
            <text:p>1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2" calcext:value-type="float">
            <text:p>16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42" calcext:value-type="float">
            <text:p>2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34" calcext:value-type="float">
            <text:p>33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32" calcext:value-type="float">
            <text:p>30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66" calcext:value-type="float">
            <text:p>1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53" calcext:value-type="float">
            <text:p>4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59" calcext:value-type="float">
            <text:p>162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24" calcext:value-type="float">
            <text:p>51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51" calcext:value-type="float">
            <text:p>1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96" calcext:value-type="float">
            <text:p>8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95" calcext:value-type="float">
            <text:p>3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81" calcext:value-type="float">
            <text:p>48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65" calcext:value-type="float">
            <text:p>56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399" calcext:value-type="float">
            <text:p>503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04" calcext:value-type="float">
            <text:p>16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68" calcext:value-type="float">
            <text:p>78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81" calcext:value-type="float">
            <text:p>6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41" calcext:value-type="float">
            <text:p>47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08" calcext:value-type="float">
            <text:p>2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85" calcext:value-type="float">
            <text:p>3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4" calcext:value-type="float">
            <text:p>18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49" calcext:value-type="float">
            <text:p>24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51" calcext:value-type="float">
            <text:p>1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18" calcext:value-type="float">
            <text:p>8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51" calcext:value-type="float">
            <text:p>2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90" calcext:value-type="float">
            <text:p>9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921" calcext:value-type="float">
            <text:p>37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36" calcext:value-type="float">
            <text:p>4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5" calcext:value-type="float">
            <text:p>20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5" calcext:value-type="float">
            <text:p>1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81" calcext:value-type="float">
            <text:p>4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30" calcext:value-type="float">
            <text:p>1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38" calcext:value-type="float">
            <text:p>3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45" calcext:value-type="float">
            <text:p>2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86" calcext:value-type="float">
            <text:p>8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57" calcext:value-type="float">
            <text:p>3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70" calcext:value-type="float">
            <text:p>3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541" calcext:value-type="float">
            <text:p>95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66" calcext:value-type="float">
            <text:p>2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43" calcext:value-type="float">
            <text:p>3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42" calcext:value-type="float">
            <text:p>80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364" calcext:value-type="float">
            <text:p>41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91" calcext:value-type="float">
            <text:p>5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827" calcext:value-type="float">
            <text:p>728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88" calcext:value-type="float">
            <text:p>146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627" calcext:value-type="float">
            <text:p>196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22" calcext:value-type="float">
            <text:p>2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2" calcext:value-type="float">
            <text:p>7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362" calcext:value-type="float">
            <text:p>10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8" calcext:value-type="float">
            <text:p>8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27" calcext:value-type="float">
            <text:p>21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1" calcext:value-type="float">
            <text:p>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02" calcext:value-type="float">
            <text:p>41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68" calcext:value-type="float">
            <text:p>2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9" calcext:value-type="float">
            <text:p>14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29" calcext:value-type="float">
            <text:p>49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63" calcext:value-type="float">
            <text:p>20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81" calcext:value-type="float">
            <text:p>3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26" calcext:value-type="float">
            <text:p>1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51" calcext:value-type="float">
            <text:p>28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57" calcext:value-type="float">
            <text:p>1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13" calcext:value-type="float">
            <text:p>41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33" calcext:value-type="float">
            <text:p>14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479" calcext:value-type="float">
            <text:p>184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10" calcext:value-type="float">
            <text:p>75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12" calcext:value-type="float">
            <text:p>94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89" calcext:value-type="float">
            <text:p>31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98" calcext:value-type="float">
            <text:p>29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38" calcext:value-type="float">
            <text:p>3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7" calcext:value-type="float">
            <text:p>13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9" calcext:value-type="float">
            <text:p>20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20" calcext:value-type="float">
            <text:p>25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7" calcext:value-type="float">
            <text:p>1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09" calcext:value-type="float">
            <text:p>9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65" calcext:value-type="float">
            <text:p>4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040" calcext:value-type="float">
            <text:p>13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13" calcext:value-type="float">
            <text:p>60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35" calcext:value-type="float">
            <text:p>51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47" calcext:value-type="float">
            <text:p>138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41" calcext:value-type="float">
            <text:p>7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589" calcext:value-type="float">
            <text:p>23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0" calcext:value-type="float">
            <text:p>12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7" calcext:value-type="float">
            <text:p>7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53" calcext:value-type="float">
            <text:p>2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56" calcext:value-type="float">
            <text:p>28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0" calcext:value-type="float">
            <text:p>12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09" calcext:value-type="float">
            <text:p>4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05" calcext:value-type="float">
            <text:p>41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34" calcext:value-type="float">
            <text:p>3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8682" calcext:value-type="float">
            <text:p>248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5" calcext:value-type="float">
            <text:p>8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01" calcext:value-type="float">
            <text:p>70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8" calcext:value-type="float">
            <text:p>12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18" calcext:value-type="float">
            <text:p>1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44" calcext:value-type="float">
            <text:p>4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00" calcext:value-type="float">
            <text:p>8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768" calcext:value-type="float">
            <text:p>83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9" calcext:value-type="float">
            <text:p>15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8" calcext:value-type="float">
            <text:p>1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14" calcext:value-type="float">
            <text:p>31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80" calcext:value-type="float">
            <text:p>42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13" calcext:value-type="float">
            <text:p>2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07" calcext:value-type="float">
            <text:p>22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5" calcext:value-type="float">
            <text:p>17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11" calcext:value-type="float">
            <text:p>100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99" calcext:value-type="float">
            <text:p>20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137" calcext:value-type="float">
            <text:p>831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77" calcext:value-type="float">
            <text:p>2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905" calcext:value-type="float">
            <text:p>309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62" calcext:value-type="float">
            <text:p>21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50" calcext:value-type="float">
            <text:p>2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1" calcext:value-type="float">
            <text:p>6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95" calcext:value-type="float">
            <text:p>54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92" calcext:value-type="float">
            <text:p>6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01" calcext:value-type="float">
            <text:p>13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654" calcext:value-type="float">
            <text:p>13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337" calcext:value-type="float">
            <text:p>133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62" calcext:value-type="float">
            <text:p>71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99" calcext:value-type="float">
            <text:p>84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78" calcext:value-type="float">
            <text:p>2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95" calcext:value-type="float">
            <text:p>6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08" calcext:value-type="float">
            <text:p>2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61" calcext:value-type="float">
            <text:p>67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79" calcext:value-type="float">
            <text:p>26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23" calcext:value-type="float">
            <text:p>53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95" calcext:value-type="float">
            <text:p>26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08" calcext:value-type="float">
            <text:p>49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40" calcext:value-type="float">
            <text:p>1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28" calcext:value-type="float">
            <text:p>18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316" calcext:value-type="float">
            <text:p>15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03" calcext:value-type="float">
            <text:p>124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1" calcext:value-type="float">
            <text:p>1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54" calcext:value-type="float">
            <text:p>80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099" calcext:value-type="float">
            <text:p>160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7" calcext:value-type="float">
            <text:p>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66" calcext:value-type="float">
            <text:p>10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5" calcext:value-type="float">
            <text:p>1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021" calcext:value-type="float">
            <text:p>37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12" calcext:value-type="float">
            <text:p>4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25" calcext:value-type="float">
            <text:p>33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35" calcext:value-type="float">
            <text:p>37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3" calcext:value-type="float">
            <text:p>4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12" calcext:value-type="float">
            <text:p>96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9" calcext:value-type="float">
            <text:p>14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29" calcext:value-type="float">
            <text:p>27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10" calcext:value-type="float">
            <text:p>7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807" calcext:value-type="float">
            <text:p>32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469" calcext:value-type="float">
            <text:p>154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03" calcext:value-type="float">
            <text:p>5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746" calcext:value-type="float">
            <text:p>297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76" calcext:value-type="float">
            <text:p>1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27" calcext:value-type="float">
            <text:p>23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31" calcext:value-type="float">
            <text:p>74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30" calcext:value-type="float">
            <text:p>3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030" calcext:value-type="float">
            <text:p>350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02" calcext:value-type="float">
            <text:p>23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80" calcext:value-type="float">
            <text:p>16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137" calcext:value-type="float">
            <text:p>421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36" calcext:value-type="float">
            <text:p>39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9" calcext:value-type="float">
            <text:p>1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0" calcext:value-type="float">
            <text:p>3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7" calcext:value-type="float">
            <text:p>1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34" calcext:value-type="float">
            <text:p>3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92" calcext:value-type="float">
            <text:p>2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8" calcext:value-type="float">
            <text:p>2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01" calcext:value-type="float">
            <text:p>8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45" calcext:value-type="float">
            <text:p>3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789" calcext:value-type="float">
            <text:p>467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3" calcext:value-type="float">
            <text:p>4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55" calcext:value-type="float">
            <text:p>117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88" calcext:value-type="float">
            <text:p>3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52" calcext:value-type="float">
            <text:p>3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24" calcext:value-type="float">
            <text:p>38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87" calcext:value-type="float">
            <text:p>4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4" calcext:value-type="float">
            <text:p>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89" calcext:value-type="float">
            <text:p>1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98" calcext:value-type="float">
            <text:p>24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51" calcext:value-type="float">
            <text:p>3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90" calcext:value-type="float">
            <text:p>20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792" calcext:value-type="float">
            <text:p>157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58" calcext:value-type="float">
            <text:p>20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4" calcext:value-type="float">
            <text:p>3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47" calcext:value-type="float">
            <text:p>16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83" calcext:value-type="float">
            <text:p>95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1" calcext:value-type="float">
            <text:p>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1" calcext:value-type="float">
            <text:p>2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4" calcext:value-type="float">
            <text:p>6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50" calcext:value-type="float">
            <text:p>80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05" calcext:value-type="float">
            <text:p>38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2" calcext:value-type="float">
            <text:p>12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31" calcext:value-type="float">
            <text:p>47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31" calcext:value-type="float">
            <text:p>12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38" calcext:value-type="float">
            <text:p>1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19" calcext:value-type="float">
            <text:p>82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58" calcext:value-type="float">
            <text:p>2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16" calcext:value-type="float">
            <text:p>2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59" calcext:value-type="float">
            <text:p>40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3" calcext:value-type="float">
            <text:p>10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75" calcext:value-type="float">
            <text:p>51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12" calcext:value-type="float">
            <text:p>57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55" calcext:value-type="float">
            <text:p>16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9" calcext:value-type="float">
            <text:p>5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95" calcext:value-type="float">
            <text:p>16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552" calcext:value-type="float">
            <text:p>14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67" calcext:value-type="float">
            <text:p>3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25" calcext:value-type="float">
            <text:p>18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9" calcext:value-type="float">
            <text:p>5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737" calcext:value-type="float">
            <text:p>237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64" calcext:value-type="float">
            <text:p>26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52" calcext:value-type="float">
            <text:p>18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75" calcext:value-type="float">
            <text:p>39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4" calcext:value-type="float">
            <text:p>14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88" calcext:value-type="float">
            <text:p>1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0" calcext:value-type="float">
            <text:p>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25" calcext:value-type="float">
            <text:p>29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4" calcext:value-type="float">
            <text:p>12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3" calcext:value-type="float">
            <text:p>15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90" calcext:value-type="float">
            <text:p>54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56" calcext:value-type="float">
            <text:p>28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6" calcext:value-type="float">
            <text:p>15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89" calcext:value-type="float">
            <text:p>18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36" calcext:value-type="float">
            <text:p>27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84" calcext:value-type="float">
            <text:p>10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86" calcext:value-type="float">
            <text:p>7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54" calcext:value-type="float">
            <text:p>40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5" calcext:value-type="float">
            <text:p>9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82" calcext:value-type="float">
            <text:p>53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0" calcext:value-type="float">
            <text:p>6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05" calcext:value-type="float">
            <text:p>6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46" calcext:value-type="float">
            <text:p>6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83" calcext:value-type="float">
            <text:p>1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57" calcext:value-type="float">
            <text:p>17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52" calcext:value-type="float">
            <text:p>6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42" calcext:value-type="float">
            <text:p>27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480" calcext:value-type="float">
            <text:p>42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79" calcext:value-type="float">
            <text:p>3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046" calcext:value-type="float">
            <text:p>490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91" calcext:value-type="float">
            <text:p>8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749" calcext:value-type="float">
            <text:p>147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32" calcext:value-type="float">
            <text:p>1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83" calcext:value-type="float">
            <text:p>33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46" calcext:value-type="float">
            <text:p>47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93" calcext:value-type="float">
            <text:p>60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7" calcext:value-type="float">
            <text:p>1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55" calcext:value-type="float">
            <text:p>78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17" calcext:value-type="float">
            <text:p>18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53" calcext:value-type="float">
            <text:p>2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26" calcext:value-type="float">
            <text:p>3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45" calcext:value-type="float">
            <text:p>25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43" calcext:value-type="float">
            <text:p>21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0" calcext:value-type="float">
            <text:p>21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4" calcext:value-type="float">
            <text:p>17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91" calcext:value-type="float">
            <text:p>2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13" calcext:value-type="float">
            <text:p>91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87" calcext:value-type="float">
            <text:p>2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24" calcext:value-type="float">
            <text:p>85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32" calcext:value-type="float">
            <text:p>3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40" calcext:value-type="float">
            <text:p>8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05" calcext:value-type="float">
            <text:p>39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05" calcext:value-type="float">
            <text:p>3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54" calcext:value-type="float">
            <text:p>1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13" calcext:value-type="float">
            <text:p>97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6" calcext:value-type="float">
            <text:p>1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71" calcext:value-type="float">
            <text:p>37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64" calcext:value-type="float">
            <text:p>22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83" calcext:value-type="float">
            <text:p>74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70" calcext:value-type="float">
            <text:p>4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68" calcext:value-type="float">
            <text:p>3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06" calcext:value-type="float">
            <text:p>4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1" calcext:value-type="float">
            <text:p>1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90" calcext:value-type="float">
            <text:p>37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70" calcext:value-type="float">
            <text:p>26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48" calcext:value-type="float">
            <text:p>13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185" calcext:value-type="float">
            <text:p>551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42" calcext:value-type="float">
            <text:p>50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2" calcext:value-type="float">
            <text:p>14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50" calcext:value-type="float">
            <text:p>3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5" calcext:value-type="float">
            <text:p>9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04" calcext:value-type="float">
            <text:p>4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11" calcext:value-type="float">
            <text:p>27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47" calcext:value-type="float">
            <text:p>28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3" calcext:value-type="float">
            <text:p>8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19" calcext:value-type="float">
            <text:p>1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68" calcext:value-type="float">
            <text:p>29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86" calcext:value-type="float">
            <text:p>41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27" calcext:value-type="float">
            <text:p>1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40" calcext:value-type="float">
            <text:p>2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67" calcext:value-type="float">
            <text:p>2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93" calcext:value-type="float">
            <text:p>54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47" calcext:value-type="float">
            <text:p>9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7" calcext:value-type="float">
            <text:p>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869" calcext:value-type="float">
            <text:p>15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26" calcext:value-type="float">
            <text:p>6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8" calcext:value-type="float">
            <text:p>13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1" calcext:value-type="float">
            <text:p>11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9" calcext:value-type="float">
            <text:p>20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12" calcext:value-type="float">
            <text:p>34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28" calcext:value-type="float">
            <text:p>53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7" calcext:value-type="float">
            <text:p>12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44" calcext:value-type="float">
            <text:p>48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80" calcext:value-type="float">
            <text:p>2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71" calcext:value-type="float">
            <text:p>24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8" calcext:value-type="float">
            <text:p>1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8" calcext:value-type="float">
            <text:p>4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99" calcext:value-type="float">
            <text:p>35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93" calcext:value-type="float">
            <text:p>94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7" calcext:value-type="float">
            <text:p>1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3" calcext:value-type="float">
            <text:p>14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97" calcext:value-type="float">
            <text:p>26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82" calcext:value-type="float">
            <text:p>31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55" calcext:value-type="float">
            <text:p>29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93" calcext:value-type="float">
            <text:p>22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60" calcext:value-type="float">
            <text:p>20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68" calcext:value-type="float">
            <text:p>11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76" calcext:value-type="float">
            <text:p>83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91" calcext:value-type="float">
            <text:p>2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32" calcext:value-type="float">
            <text:p>6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87" calcext:value-type="float">
            <text:p>5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45" calcext:value-type="float">
            <text:p>16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1" calcext:value-type="float">
            <text:p>11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44" calcext:value-type="float">
            <text:p>34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3" calcext:value-type="float">
            <text:p>1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56" calcext:value-type="float">
            <text:p>25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09" calcext:value-type="float">
            <text:p>72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80" calcext:value-type="float">
            <text:p>47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57" calcext:value-type="float">
            <text:p>5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9" calcext:value-type="float">
            <text:p>9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10" calcext:value-type="float">
            <text:p>46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52" calcext:value-type="float">
            <text:p>4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1" calcext:value-type="float">
            <text:p>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4" calcext:value-type="float">
            <text:p>36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81" calcext:value-type="float">
            <text:p>32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7" calcext:value-type="float">
            <text:p>8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3" calcext:value-type="float">
            <text:p>6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9" calcext:value-type="float">
            <text:p>12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6" calcext:value-type="float">
            <text:p>1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4" calcext:value-type="float">
            <text:p>1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2" calcext:value-type="float">
            <text:p>6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34" calcext:value-type="float">
            <text:p>97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555" calcext:value-type="float">
            <text:p>745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54" calcext:value-type="float">
            <text:p>29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2" calcext:value-type="float">
            <text:p>5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6" calcext:value-type="float">
            <text:p>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753" calcext:value-type="float">
            <text:p>167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69" calcext:value-type="float">
            <text:p>104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41" calcext:value-type="float">
            <text:p>74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21" calcext:value-type="float">
            <text:p>27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35" calcext:value-type="float">
            <text:p>29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16" calcext:value-type="float">
            <text:p>58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32" calcext:value-type="float">
            <text:p>1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55" calcext:value-type="float">
            <text:p>28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91" calcext:value-type="float">
            <text:p>3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7" calcext:value-type="float">
            <text:p>1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72" calcext:value-type="float">
            <text:p>16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75" calcext:value-type="float">
            <text:p>6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4" calcext:value-type="float">
            <text:p>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04" calcext:value-type="float">
            <text:p>78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9" calcext:value-type="float">
            <text:p>3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37" calcext:value-type="float">
            <text:p>20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36" calcext:value-type="float">
            <text:p>52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32" calcext:value-type="float">
            <text:p>7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17" calcext:value-type="float">
            <text:p>8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8" calcext:value-type="float">
            <text:p>11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9" calcext:value-type="float">
            <text:p>1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48" calcext:value-type="float">
            <text:p>1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56" calcext:value-type="float">
            <text:p>12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40" calcext:value-type="float">
            <text:p>4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52" calcext:value-type="float">
            <text:p>78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43" calcext:value-type="float">
            <text:p>1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04" calcext:value-type="float">
            <text:p>9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34" calcext:value-type="float">
            <text:p>34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56" calcext:value-type="float">
            <text:p>24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50" calcext:value-type="float">
            <text:p>22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123" calcext:value-type="float">
            <text:p>171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12" calcext:value-type="float">
            <text:p>4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84" calcext:value-type="float">
            <text:p>102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04" calcext:value-type="float">
            <text:p>32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77" calcext:value-type="float">
            <text:p>27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07" calcext:value-type="float">
            <text:p>17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16" calcext:value-type="float">
            <text:p>104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8" calcext:value-type="float">
            <text:p>7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60" calcext:value-type="float">
            <text:p>36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08" calcext:value-type="float">
            <text:p>2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5" calcext:value-type="float">
            <text:p>7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73" calcext:value-type="float">
            <text:p>11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431" calcext:value-type="float">
            <text:p>214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32" calcext:value-type="float">
            <text:p>28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00" calcext:value-type="float">
            <text:p>2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9" calcext:value-type="float">
            <text:p>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83" calcext:value-type="float">
            <text:p>40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5" calcext:value-type="float">
            <text:p>8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96" calcext:value-type="float">
            <text:p>58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18" calcext:value-type="float">
            <text:p>40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30" calcext:value-type="float">
            <text:p>49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6" calcext:value-type="float">
            <text:p>2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1" calcext:value-type="float">
            <text:p>6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90" calcext:value-type="float">
            <text:p>4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96" calcext:value-type="float">
            <text:p>21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35" calcext:value-type="float">
            <text:p>28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10" calcext:value-type="float">
            <text:p>3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6" calcext:value-type="float">
            <text:p>1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59" calcext:value-type="float">
            <text:p>11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80" calcext:value-type="float">
            <text:p>102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2" calcext:value-type="float">
            <text:p>21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44" calcext:value-type="float">
            <text:p>78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3" calcext:value-type="float">
            <text:p>5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45" calcext:value-type="float">
            <text:p>85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95" calcext:value-type="float">
            <text:p>1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68" calcext:value-type="float">
            <text:p>4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45" calcext:value-type="float">
            <text:p>13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5" calcext:value-type="float">
            <text:p>1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52" calcext:value-type="float">
            <text:p>81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5" calcext:value-type="float">
            <text:p>22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659" calcext:value-type="float">
            <text:p>106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10" calcext:value-type="float">
            <text:p>48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3" calcext:value-type="float">
            <text:p>1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61" calcext:value-type="float">
            <text:p>35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4" calcext:value-type="float">
            <text:p>4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44" calcext:value-type="float">
            <text:p>8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11" calcext:value-type="float">
            <text:p>16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5" calcext:value-type="float">
            <text:p>14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05" calcext:value-type="float">
            <text:p>3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706" calcext:value-type="float">
            <text:p>24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73" calcext:value-type="float">
            <text:p>79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80" calcext:value-type="float">
            <text:p>28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421" calcext:value-type="float">
            <text:p>224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2" calcext:value-type="float">
            <text:p>1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06" calcext:value-type="float">
            <text:p>46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44" calcext:value-type="float">
            <text:p>24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69" calcext:value-type="float">
            <text:p>90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630" calcext:value-type="float">
            <text:p>246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67" calcext:value-type="float">
            <text:p>2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78" calcext:value-type="float">
            <text:p>68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207" calcext:value-type="float">
            <text:p>182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17" calcext:value-type="float">
            <text:p>21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13" calcext:value-type="float">
            <text:p>2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903" calcext:value-type="float">
            <text:p>239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8" calcext:value-type="float">
            <text:p>6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44" calcext:value-type="float">
            <text:p>8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08" calcext:value-type="float">
            <text:p>1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968" calcext:value-type="float">
            <text:p>3299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97" calcext:value-type="float">
            <text:p>5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58" calcext:value-type="float">
            <text:p>9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79" calcext:value-type="float">
            <text:p>3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0" calcext:value-type="float">
            <text:p>1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35" calcext:value-type="float">
            <text:p>36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51" calcext:value-type="float">
            <text:p>4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47" calcext:value-type="float">
            <text:p>6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86" calcext:value-type="float">
            <text:p>8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86" calcext:value-type="float">
            <text:p>38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80" calcext:value-type="float">
            <text:p>30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64" calcext:value-type="float">
            <text:p>36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1" calcext:value-type="float">
            <text:p>5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0" calcext:value-type="float">
            <text:p>20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83" calcext:value-type="float">
            <text:p>30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090" calcext:value-type="float">
            <text:p>410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9" calcext:value-type="float">
            <text:p>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58" calcext:value-type="float">
            <text:p>85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83" calcext:value-type="float">
            <text:p>15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16" calcext:value-type="float">
            <text:p>31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73" calcext:value-type="float">
            <text:p>2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34" calcext:value-type="float">
            <text:p>39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09" calcext:value-type="float">
            <text:p>38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52" calcext:value-type="float">
            <text:p>4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3" calcext:value-type="float">
            <text:p>6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18" calcext:value-type="float">
            <text:p>27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95" calcext:value-type="float">
            <text:p>3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2" calcext:value-type="float">
            <text:p>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21" calcext:value-type="float">
            <text:p>32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2" calcext:value-type="float">
            <text:p>9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8" calcext:value-type="float">
            <text:p>1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3" calcext:value-type="float">
            <text:p>12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66" calcext:value-type="float">
            <text:p>10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21" calcext:value-type="float">
            <text:p>57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20" calcext:value-type="float">
            <text:p>6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015" calcext:value-type="float">
            <text:p>170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35" calcext:value-type="float">
            <text:p>4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7" calcext:value-type="float">
            <text:p>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87" calcext:value-type="float">
            <text:p>107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48" calcext:value-type="float">
            <text:p>6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1" calcext:value-type="float">
            <text:p>3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36" calcext:value-type="float">
            <text:p>1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60" calcext:value-type="float">
            <text:p>202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67" calcext:value-type="float">
            <text:p>3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337" calcext:value-type="float">
            <text:p>133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60" calcext:value-type="float">
            <text:p>187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30" calcext:value-type="float">
            <text:p>75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29" calcext:value-type="float">
            <text:p>6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44" calcext:value-type="float">
            <text:p>16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89" calcext:value-type="float">
            <text:p>13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61" calcext:value-type="float">
            <text:p>30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845" calcext:value-type="float">
            <text:p>168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9" calcext:value-type="float">
            <text:p>11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05" calcext:value-type="float">
            <text:p>5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1" calcext:value-type="float">
            <text:p>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15" calcext:value-type="float">
            <text:p>64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71" calcext:value-type="float">
            <text:p>2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34" calcext:value-type="float">
            <text:p>63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64" calcext:value-type="float">
            <text:p>4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27" calcext:value-type="float">
            <text:p>60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6" calcext:value-type="float">
            <text:p>8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95" calcext:value-type="float">
            <text:p>2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4" calcext:value-type="float">
            <text:p>2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1" calcext:value-type="float">
            <text:p>10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51" calcext:value-type="float">
            <text:p>3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22" calcext:value-type="float">
            <text:p>3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49" calcext:value-type="float">
            <text:p>42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29" calcext:value-type="float">
            <text:p>92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64" calcext:value-type="float">
            <text:p>3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34" calcext:value-type="float">
            <text:p>23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47" calcext:value-type="float">
            <text:p>162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53" calcext:value-type="float">
            <text:p>2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8" calcext:value-type="float">
            <text:p>2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24" calcext:value-type="float">
            <text:p>5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59" calcext:value-type="float">
            <text:p>82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7" calcext:value-type="float">
            <text:p>12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60" calcext:value-type="float">
            <text:p>110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5" calcext:value-type="float">
            <text:p>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87" calcext:value-type="float">
            <text:p>12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745" calcext:value-type="float">
            <text:p>77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26" calcext:value-type="float">
            <text:p>84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7" calcext:value-type="float">
            <text:p>4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75" calcext:value-type="float">
            <text:p>5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77" calcext:value-type="float">
            <text:p>51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51" calcext:value-type="float">
            <text:p>12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97" calcext:value-type="float">
            <text:p>37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34" calcext:value-type="float">
            <text:p>39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40" calcext:value-type="float">
            <text:p>10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84" calcext:value-type="float">
            <text:p>2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38" calcext:value-type="float">
            <text:p>2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55" calcext:value-type="float">
            <text:p>15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95" calcext:value-type="float">
            <text:p>18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56" calcext:value-type="float">
            <text:p>43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62" calcext:value-type="float">
            <text:p>24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3" calcext:value-type="float">
            <text:p>12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07" calcext:value-type="float">
            <text:p>2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5892" calcext:value-type="float">
            <text:p>1358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85" calcext:value-type="float">
            <text:p>5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92" calcext:value-type="float">
            <text:p>4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7" calcext:value-type="float">
            <text:p>14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28" calcext:value-type="float">
            <text:p>62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24" calcext:value-type="float">
            <text:p>25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673" calcext:value-type="float">
            <text:p>12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4" calcext:value-type="float">
            <text:p>5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8" calcext:value-type="float">
            <text:p>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92" calcext:value-type="float">
            <text:p>12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703" calcext:value-type="float">
            <text:p>157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06" calcext:value-type="float">
            <text:p>2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16" calcext:value-type="float">
            <text:p>10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91" calcext:value-type="float">
            <text:p>141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764" calcext:value-type="float">
            <text:p>33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78" calcext:value-type="float">
            <text:p>3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431" calcext:value-type="float">
            <text:p>314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83" calcext:value-type="float">
            <text:p>141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42" calcext:value-type="float">
            <text:p>2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73" calcext:value-type="float">
            <text:p>51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60" calcext:value-type="float">
            <text:p>36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7" calcext:value-type="float">
            <text:p>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90" calcext:value-type="float">
            <text:p>37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978" calcext:value-type="float">
            <text:p>40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41" calcext:value-type="float">
            <text:p>84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4" calcext:value-type="float">
            <text:p>15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78" calcext:value-type="float">
            <text:p>83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3" calcext:value-type="float">
            <text:p>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15" calcext:value-type="float">
            <text:p>64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267" calcext:value-type="float">
            <text:p>21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2" calcext:value-type="float">
            <text:p>3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1" calcext:value-type="float">
            <text:p>11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39" calcext:value-type="float">
            <text:p>42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17" calcext:value-type="float">
            <text:p>28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67" calcext:value-type="float">
            <text:p>20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27" calcext:value-type="float">
            <text:p>33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47" calcext:value-type="float">
            <text:p>10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86" calcext:value-type="float">
            <text:p>11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10" calcext:value-type="float">
            <text:p>36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46" calcext:value-type="float">
            <text:p>40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30" calcext:value-type="float">
            <text:p>76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216" calcext:value-type="float">
            <text:p>112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0" calcext:value-type="float">
            <text:p>1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17" calcext:value-type="float">
            <text:p>5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05" calcext:value-type="float">
            <text:p>12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56" calcext:value-type="float">
            <text:p>10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26" calcext:value-type="float">
            <text:p>13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37" calcext:value-type="float">
            <text:p>4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2" calcext:value-type="float">
            <text:p>9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6" calcext:value-type="float">
            <text:p>21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6" calcext:value-type="float">
            <text:p>11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55" calcext:value-type="float">
            <text:p>15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66" calcext:value-type="float">
            <text:p>2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76" calcext:value-type="float">
            <text:p>33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44" calcext:value-type="float">
            <text:p>2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57" calcext:value-type="float">
            <text:p>134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67" calcext:value-type="float">
            <text:p>63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50" calcext:value-type="float">
            <text:p>47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578" calcext:value-type="float">
            <text:p>185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31" calcext:value-type="float">
            <text:p>88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01" calcext:value-type="float">
            <text:p>29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48" calcext:value-type="float">
            <text:p>5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41" calcext:value-type="float">
            <text:p>28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1" calcext:value-type="float">
            <text:p>1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68" calcext:value-type="float">
            <text:p>33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32" calcext:value-type="float">
            <text:p>3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87" calcext:value-type="float">
            <text:p>21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03" calcext:value-type="float">
            <text:p>22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8" calcext:value-type="float">
            <text:p>1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9" calcext:value-type="float">
            <text:p>9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171" calcext:value-type="float">
            <text:p>111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6" calcext:value-type="float">
            <text:p>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88" calcext:value-type="float">
            <text:p>2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38" calcext:value-type="float">
            <text:p>94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67" calcext:value-type="float">
            <text:p>3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68" calcext:value-type="float">
            <text:p>50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57" calcext:value-type="float">
            <text:p>8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6" calcext:value-type="float">
            <text:p>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16" calcext:value-type="float">
            <text:p>3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7" calcext:value-type="float">
            <text:p>2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55" calcext:value-type="float">
            <text:p>31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23" calcext:value-type="float">
            <text:p>18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88" calcext:value-type="float">
            <text:p>16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4" calcext:value-type="float">
            <text:p>7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2" calcext:value-type="float">
            <text:p>12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0" calcext:value-type="float">
            <text:p>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06" calcext:value-type="float">
            <text:p>24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97" calcext:value-type="float">
            <text:p>88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69" calcext:value-type="float">
            <text:p>20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323" calcext:value-type="float">
            <text:p>133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38" calcext:value-type="float">
            <text:p>9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27" calcext:value-type="float">
            <text:p>1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83" calcext:value-type="float">
            <text:p>34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24" calcext:value-type="float">
            <text:p>42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81" calcext:value-type="float">
            <text:p>9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22" calcext:value-type="float">
            <text:p>1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04" calcext:value-type="float">
            <text:p>6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54" calcext:value-type="float">
            <text:p>19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42" calcext:value-type="float">
            <text:p>5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94" calcext:value-type="float">
            <text:p>7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11" calcext:value-type="float">
            <text:p>1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50" calcext:value-type="float">
            <text:p>4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31" calcext:value-type="float">
            <text:p>13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15" calcext:value-type="float">
            <text:p>37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96" calcext:value-type="float">
            <text:p>53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735" calcext:value-type="float">
            <text:p>347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86" calcext:value-type="float">
            <text:p>31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5" calcext:value-type="float">
            <text:p>36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9" calcext:value-type="float">
            <text:p>12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08" calcext:value-type="float">
            <text:p>77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90" calcext:value-type="float">
            <text:p>2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76" calcext:value-type="float">
            <text:p>23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1" calcext:value-type="float">
            <text:p>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385" calcext:value-type="float">
            <text:p>26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32" calcext:value-type="float">
            <text:p>5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35" calcext:value-type="float">
            <text:p>108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54" calcext:value-type="float">
            <text:p>53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56" calcext:value-type="float">
            <text:p>24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96" calcext:value-type="float">
            <text:p>39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21" calcext:value-type="float">
            <text:p>3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11" calcext:value-type="float">
            <text:p>2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43" calcext:value-type="float">
            <text:p>121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4" calcext:value-type="float">
            <text:p>3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6" calcext:value-type="float">
            <text:p>1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74" calcext:value-type="float">
            <text:p>24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74" calcext:value-type="float">
            <text:p>1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11" calcext:value-type="float">
            <text:p>45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15" calcext:value-type="float">
            <text:p>41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85" calcext:value-type="float">
            <text:p>6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547" calcext:value-type="float">
            <text:p>135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15" calcext:value-type="float">
            <text:p>14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6" calcext:value-type="float">
            <text:p>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28" calcext:value-type="float">
            <text:p>22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7" calcext:value-type="float">
            <text:p>1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533" calcext:value-type="float">
            <text:p>16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569" calcext:value-type="float">
            <text:p>375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rke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entraal persoonsregister (CPR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4" calcext:value-type="float">
            <text:p>17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 en Hun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44" calcext:value-type="float">
            <text:p>95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51" calcext:value-type="float">
            <text:p>8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28" calcext:value-type="float">
            <text:p>33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34" calcext:value-type="float">
            <text:p>19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92" calcext:value-type="float">
            <text:p>2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4" calcext:value-type="float">
            <text:p>7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4" calcext:value-type="float">
            <text:p>5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04" calcext:value-type="float">
            <text:p>3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26" calcext:value-type="float">
            <text:p>10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4" calcext:value-type="float">
            <text:p>7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5" calcext:value-type="float">
            <text:p>1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78" calcext:value-type="float">
            <text:p>23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32" calcext:value-type="float">
            <text:p>90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42" calcext:value-type="float">
            <text:p>5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104" calcext:value-type="float">
            <text:p>261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041" calcext:value-type="float">
            <text:p>30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97" calcext:value-type="float">
            <text:p>25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79" calcext:value-type="float">
            <text:p>181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46" calcext:value-type="float">
            <text:p>2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44" calcext:value-type="float">
            <text:p>25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07" calcext:value-type="float">
            <text:p>11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0" calcext:value-type="float">
            <text:p>1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41" calcext:value-type="float">
            <text:p>3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573" calcext:value-type="float">
            <text:p>405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5" calcext:value-type="float">
            <text:p>6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9" calcext:value-type="float">
            <text:p>1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129" calcext:value-type="float">
            <text:p>361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4" calcext:value-type="float">
            <text:p>16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6445" calcext:value-type="float">
            <text:p>416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7" calcext:value-type="float">
            <text:p>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02" calcext:value-type="float">
            <text:p>23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93" calcext:value-type="float">
            <text:p>18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64" calcext:value-type="float">
            <text:p>28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49" calcext:value-type="float">
            <text:p>3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031" calcext:value-type="float">
            <text:p>64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61" calcext:value-type="float">
            <text:p>1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40" calcext:value-type="float">
            <text:p>59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25" calcext:value-type="float">
            <text:p>33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1" calcext:value-type="float">
            <text:p>1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6" calcext:value-type="float">
            <text:p>15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564" calcext:value-type="float">
            <text:p>67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8" calcext:value-type="float">
            <text:p>1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68" calcext:value-type="float">
            <text:p>21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75" calcext:value-type="float">
            <text:p>4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43" calcext:value-type="float">
            <text:p>58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3" calcext:value-type="float">
            <text:p>11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72" calcext:value-type="float">
            <text:p>59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12" calcext:value-type="float">
            <text:p>6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68" calcext:value-type="float">
            <text:p>23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00" calcext:value-type="float">
            <text:p>2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63" calcext:value-type="float">
            <text:p>130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8" calcext:value-type="float">
            <text:p>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7" calcext:value-type="float">
            <text:p>1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21" calcext:value-type="float">
            <text:p>3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00" calcext:value-type="float">
            <text:p>6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647" calcext:value-type="float">
            <text:p>156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90" calcext:value-type="float">
            <text:p>32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00" calcext:value-type="float">
            <text:p>1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1" calcext:value-type="float">
            <text:p>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3" calcext:value-type="float">
            <text:p>18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14" calcext:value-type="float">
            <text:p>38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63" calcext:value-type="float">
            <text:p>61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44" calcext:value-type="float">
            <text:p>34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34" calcext:value-type="float">
            <text:p>3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9" calcext:value-type="float">
            <text:p>12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97" calcext:value-type="float">
            <text:p>15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7" calcext:value-type="float">
            <text:p>1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53" calcext:value-type="float">
            <text:p>5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84" calcext:value-type="float">
            <text:p>59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87" calcext:value-type="float">
            <text:p>20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97" calcext:value-type="float">
            <text:p>41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45" calcext:value-type="float">
            <text:p>6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29" calcext:value-type="float">
            <text:p>29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0" calcext:value-type="float">
            <text:p>1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47" calcext:value-type="float">
            <text:p>1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41" calcext:value-type="float">
            <text:p>24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34" calcext:value-type="float">
            <text:p>61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62" calcext:value-type="float">
            <text:p>7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51" calcext:value-type="float">
            <text:p>199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26" calcext:value-type="float">
            <text:p>3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32" calcext:value-type="float">
            <text:p>90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57" calcext:value-type="float">
            <text:p>21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76" calcext:value-type="float">
            <text:p>2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99" calcext:value-type="float">
            <text:p>54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57" calcext:value-type="float">
            <text:p>36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9" calcext:value-type="float">
            <text:p>6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14" calcext:value-type="float">
            <text:p>21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06" calcext:value-type="float">
            <text:p>35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56" calcext:value-type="float">
            <text:p>83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86" calcext:value-type="float">
            <text:p>3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39" calcext:value-type="float">
            <text:p>12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43" calcext:value-type="float">
            <text:p>19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70" calcext:value-type="float">
            <text:p>18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34" calcext:value-type="float">
            <text:p>40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36" calcext:value-type="float">
            <text:p>16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06" calcext:value-type="float">
            <text:p>3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" calcext:value-type="float">
            <text:p>1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84" calcext:value-type="float">
            <text:p>33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25" calcext:value-type="float">
            <text:p>2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1" calcext:value-type="float">
            <text:p>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97" calcext:value-type="float">
            <text:p>10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9" calcext:value-type="float">
            <text:p>1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7" calcext:value-type="float">
            <text:p>6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77" calcext:value-type="float">
            <text:p>23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68" calcext:value-type="float">
            <text:p>7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48" calcext:value-type="float">
            <text:p>32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92" calcext:value-type="float">
            <text:p>2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17" calcext:value-type="float">
            <text:p>4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13" calcext:value-type="float">
            <text:p>41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47" calcext:value-type="float">
            <text:p>5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82" calcext:value-type="float">
            <text:p>29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80" calcext:value-type="float">
            <text:p>78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26" calcext:value-type="float">
            <text:p>7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27" calcext:value-type="float">
            <text:p>60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81" calcext:value-type="float">
            <text:p>2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36" calcext:value-type="float">
            <text:p>5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99" calcext:value-type="float">
            <text:p>94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45" calcext:value-type="float">
            <text:p>25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7" calcext:value-type="float">
            <text:p>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507" calcext:value-type="float">
            <text:p>62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86" calcext:value-type="float">
            <text:p>5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50" calcext:value-type="float">
            <text:p>45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5" calcext:value-type="float">
            <text:p>12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6" calcext:value-type="float">
            <text:p>15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7" calcext:value-type="float">
            <text:p>13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94" calcext:value-type="float">
            <text:p>93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39" calcext:value-type="float">
            <text:p>131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28" calcext:value-type="float">
            <text:p>4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69" calcext:value-type="float">
            <text:p>22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82" calcext:value-type="float">
            <text:p>58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60" calcext:value-type="float">
            <text:p>58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8" calcext:value-type="float">
            <text:p>1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564" calcext:value-type="float">
            <text:p>21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71" calcext:value-type="float">
            <text:p>13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5" calcext:value-type="float">
            <text:p>14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3" calcext:value-type="float">
            <text:p>8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85" calcext:value-type="float">
            <text:p>145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27" calcext:value-type="float">
            <text:p>104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81" calcext:value-type="float">
            <text:p>1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78" calcext:value-type="float">
            <text:p>64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9" calcext:value-type="float">
            <text:p>9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37" calcext:value-type="float">
            <text:p>6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24" calcext:value-type="float">
            <text:p>7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66" calcext:value-type="float">
            <text:p>2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32" calcext:value-type="float">
            <text:p>62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71" calcext:value-type="float">
            <text:p>80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0" calcext:value-type="float">
            <text:p>1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016" calcext:value-type="float">
            <text:p>42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53" calcext:value-type="float">
            <text:p>10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07" calcext:value-type="float">
            <text:p>56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27" calcext:value-type="float">
            <text:p>120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209" calcext:value-type="float">
            <text:p>332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43" calcext:value-type="float">
            <text:p>6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91" calcext:value-type="float">
            <text:p>5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4" calcext:value-type="float">
            <text:p>11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67" calcext:value-type="float">
            <text:p>5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11" calcext:value-type="float">
            <text:p>15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1" calcext:value-type="float">
            <text:p>1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36" calcext:value-type="float">
            <text:p>22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34" calcext:value-type="float">
            <text:p>3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12" calcext:value-type="float">
            <text:p>31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91" calcext:value-type="float">
            <text:p>16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07" calcext:value-type="float">
            <text:p>49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515" calcext:value-type="float">
            <text:p>165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61" calcext:value-type="float">
            <text:p>53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88" calcext:value-type="float">
            <text:p>16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82" calcext:value-type="float">
            <text:p>81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88" calcext:value-type="float">
            <text:p>2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28" calcext:value-type="float">
            <text:p>48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51" calcext:value-type="float">
            <text:p>54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337" calcext:value-type="float">
            <text:p>513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63" calcext:value-type="float">
            <text:p>15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34" calcext:value-type="float">
            <text:p>84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14" calcext:value-type="float">
            <text:p>19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43" calcext:value-type="float">
            <text:p>62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03" calcext:value-type="float">
            <text:p>53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0" calcext:value-type="float">
            <text:p>20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83" calcext:value-type="float">
            <text:p>35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86" calcext:value-type="float">
            <text:p>18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04" calcext:value-type="float">
            <text:p>2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78" calcext:value-type="float">
            <text:p>15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51" calcext:value-type="float">
            <text:p>8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50" calcext:value-type="float">
            <text:p>25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38" calcext:value-type="float">
            <text:p>9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159" calcext:value-type="float">
            <text:p>381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54" calcext:value-type="float">
            <text:p>44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09" calcext:value-type="float">
            <text:p>19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3" calcext:value-type="float">
            <text:p>11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12" calcext:value-type="float">
            <text:p>4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93" calcext:value-type="float">
            <text:p>16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23" calcext:value-type="float">
            <text:p>28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8" calcext:value-type="float">
            <text:p>2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99" calcext:value-type="float">
            <text:p>75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65" calcext:value-type="float">
            <text:p>2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47" calcext:value-type="float">
            <text:p>3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668" calcext:value-type="float">
            <text:p>93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84" calcext:value-type="float">
            <text:p>2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23" calcext:value-type="float">
            <text:p>36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18" calcext:value-type="float">
            <text:p>78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333" calcext:value-type="float">
            <text:p>403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49" calcext:value-type="float">
            <text:p>5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503" calcext:value-type="float">
            <text:p>70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74" calcext:value-type="float">
            <text:p>14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178" calcext:value-type="float">
            <text:p>20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89" calcext:value-type="float">
            <text:p>2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0" calcext:value-type="float">
            <text:p>8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60" calcext:value-type="float">
            <text:p>10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3" calcext:value-type="float">
            <text:p>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31" calcext:value-type="float">
            <text:p>2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45" calcext:value-type="float">
            <text:p>3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54" calcext:value-type="float">
            <text:p>2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9" calcext:value-type="float">
            <text:p>13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94" calcext:value-type="float">
            <text:p>49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05" calcext:value-type="float">
            <text:p>19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96" calcext:value-type="float">
            <text:p>33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95" calcext:value-type="float">
            <text:p>18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87" calcext:value-type="float">
            <text:p>2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8" calcext:value-type="float">
            <text:p>11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63" calcext:value-type="float">
            <text:p>18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65" calcext:value-type="float">
            <text:p>40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89" calcext:value-type="float">
            <text:p>139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479" calcext:value-type="float">
            <text:p>184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94" calcext:value-type="float">
            <text:p>68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26" calcext:value-type="float">
            <text:p>90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09" calcext:value-type="float">
            <text:p>31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34" calcext:value-type="float">
            <text:p>27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01" calcext:value-type="float">
            <text:p>35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3" calcext:value-type="float">
            <text:p>13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9" calcext:value-type="float">
            <text:p>5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68" calcext:value-type="float">
            <text:p>19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84" calcext:value-type="float">
            <text:p>23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5" calcext:value-type="float">
            <text:p>11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74" calcext:value-type="float">
            <text:p>89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62" calcext:value-type="float">
            <text:p>41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73" calcext:value-type="float">
            <text:p>138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06" calcext:value-type="float">
            <text:p>5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46" calcext:value-type="float">
            <text:p>50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53" calcext:value-type="float">
            <text:p>138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40" calcext:value-type="float">
            <text:p>72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592" calcext:value-type="float">
            <text:p>23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0" calcext:value-type="float">
            <text:p>11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1" calcext:value-type="float">
            <text:p>7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8" calcext:value-type="float">
            <text:p>21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84" calcext:value-type="float">
            <text:p>2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34" calcext:value-type="float">
            <text:p>11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47" calcext:value-type="float">
            <text:p>4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86" calcext:value-type="float">
            <text:p>4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72" calcext:value-type="float">
            <text:p>30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6686" calcext:value-type="float">
            <text:p>276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91" calcext:value-type="float">
            <text:p>6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2" calcext:value-type="float">
            <text:p>1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38" calcext:value-type="float">
            <text:p>1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39" calcext:value-type="float">
            <text:p>40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53" calcext:value-type="float">
            <text:p>8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825" calcext:value-type="float">
            <text:p>87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17" calcext:value-type="float">
            <text:p>1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1" calcext:value-type="float">
            <text:p>12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34" calcext:value-type="float">
            <text:p>29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33" calcext:value-type="float">
            <text:p>4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48" calcext:value-type="float">
            <text:p>27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81" calcext:value-type="float">
            <text:p>20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44" calcext:value-type="float">
            <text:p>16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16" calcext:value-type="float">
            <text:p>9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57" calcext:value-type="float">
            <text:p>21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945" calcext:value-type="float">
            <text:p>88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2" calcext:value-type="float">
            <text:p>1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974" calcext:value-type="float">
            <text:p>299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08" calcext:value-type="float">
            <text:p>20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97" calcext:value-type="float">
            <text:p>26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5" calcext:value-type="float">
            <text:p>6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37" calcext:value-type="float">
            <text:p>5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57" calcext:value-type="float">
            <text:p>5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0" calcext:value-type="float">
            <text:p>12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32" calcext:value-type="float">
            <text:p>130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43" calcext:value-type="float">
            <text:p>132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75" calcext:value-type="float">
            <text:p>7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25" calcext:value-type="float">
            <text:p>91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05" calcext:value-type="float">
            <text:p>24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50" calcext:value-type="float">
            <text:p>69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24" calcext:value-type="float">
            <text:p>28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88" calcext:value-type="float">
            <text:p>6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60" calcext:value-type="float">
            <text:p>2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44" calcext:value-type="float">
            <text:p>5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05" calcext:value-type="float">
            <text:p>2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02" calcext:value-type="float">
            <text:p>47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42" calcext:value-type="float">
            <text:p>15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41" calcext:value-type="float">
            <text:p>2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98" calcext:value-type="float">
            <text:p>147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126" calcext:value-type="float">
            <text:p>14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9" calcext:value-type="float">
            <text:p>1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23" calcext:value-type="float">
            <text:p>78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79" calcext:value-type="float">
            <text:p>16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5" calcext:value-type="float">
            <text:p>5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31" calcext:value-type="float">
            <text:p>93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94" calcext:value-type="float">
            <text:p>15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708" calcext:value-type="float">
            <text:p>377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38" calcext:value-type="float">
            <text:p>3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38" calcext:value-type="float">
            <text:p>3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53" calcext:value-type="float">
            <text:p>38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4" calcext:value-type="float">
            <text:p>4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08" calcext:value-type="float">
            <text:p>9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8" calcext:value-type="float">
            <text:p>1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87" calcext:value-type="float">
            <text:p>6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536" calcext:value-type="float">
            <text:p>28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850" calcext:value-type="float">
            <text:p>148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66" calcext:value-type="float">
            <text:p>53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677" calcext:value-type="float">
            <text:p>28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87" calcext:value-type="float">
            <text:p>1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02" calcext:value-type="float">
            <text:p>22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67" calcext:value-type="float">
            <text:p>7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41" calcext:value-type="float">
            <text:p>36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731" calcext:value-type="float">
            <text:p>357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7" calcext:value-type="float">
            <text:p>2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0" calcext:value-type="float">
            <text:p>6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21" calcext:value-type="float">
            <text:p>17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056" calcext:value-type="float">
            <text:p>43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21" calcext:value-type="float">
            <text:p>36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5" calcext:value-type="float">
            <text:p>1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48" calcext:value-type="float">
            <text:p>3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8" calcext:value-type="float">
            <text:p>11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47" calcext:value-type="float">
            <text:p>3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84" calcext:value-type="float">
            <text:p>2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76" calcext:value-type="float">
            <text:p>22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72" calcext:value-type="float">
            <text:p>86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49" calcext:value-type="float">
            <text:p>38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578" calcext:value-type="float">
            <text:p>505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7" calcext:value-type="float">
            <text:p>4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85" calcext:value-type="float">
            <text:p>109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94" calcext:value-type="float">
            <text:p>30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70" calcext:value-type="float">
            <text:p>33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91" calcext:value-type="float">
            <text:p>36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64" calcext:value-type="float">
            <text:p>39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1" calcext:value-type="float">
            <text:p>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2" calcext:value-type="float">
            <text:p>1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09" calcext:value-type="float">
            <text:p>2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11" calcext:value-type="float">
            <text:p>30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786" calcext:value-type="float">
            <text:p>19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386" calcext:value-type="float">
            <text:p>15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76" calcext:value-type="float">
            <text:p>1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39" calcext:value-type="float">
            <text:p>31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1" calcext:value-type="float">
            <text:p>16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28" calcext:value-type="float">
            <text:p>99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1" calcext:value-type="float">
            <text:p>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7" calcext:value-type="float">
            <text:p>2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6" calcext:value-type="float">
            <text:p>6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54" calcext:value-type="float">
            <text:p>77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65" calcext:value-type="float">
            <text:p>3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5" calcext:value-type="float">
            <text:p>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33" calcext:value-type="float">
            <text:p>44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70" calcext:value-type="float">
            <text:p>12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55" calcext:value-type="float">
            <text:p>17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66" calcext:value-type="float">
            <text:p>8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20" calcext:value-type="float">
            <text:p>19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98" calcext:value-type="float">
            <text:p>20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76" calcext:value-type="float">
            <text:p>38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7" calcext:value-type="float">
            <text:p>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45" calcext:value-type="float">
            <text:p>5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52" calcext:value-type="float">
            <text:p>58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90" calcext:value-type="float">
            <text:p>1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2" calcext:value-type="float">
            <text:p>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49" calcext:value-type="float">
            <text:p>16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361" calcext:value-type="float">
            <text:p>143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6" calcext:value-type="float">
            <text:p>8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57" calcext:value-type="float">
            <text:p>37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639" calcext:value-type="float">
            <text:p>186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" calcext:value-type="float">
            <text:p>1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933" calcext:value-type="float">
            <text:p>23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51" calcext:value-type="float">
            <text:p>2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75" calcext:value-type="float">
            <text:p>1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05" calcext:value-type="float">
            <text:p>3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8" calcext:value-type="float">
            <text:p>1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4" calcext:value-type="float">
            <text:p>1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3" calcext:value-type="float">
            <text:p>8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58" calcext:value-type="float">
            <text:p>27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18" calcext:value-type="float">
            <text:p>1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58" calcext:value-type="float">
            <text:p>54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38" calcext:value-type="float">
            <text:p>2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92" calcext:value-type="float">
            <text:p>1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86" calcext:value-type="float">
            <text:p>1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99" calcext:value-type="float">
            <text:p>26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04" calcext:value-type="float">
            <text:p>10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65" calcext:value-type="float">
            <text:p>73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4" calcext:value-type="float">
            <text:p>4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3" calcext:value-type="float">
            <text:p>3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52" calcext:value-type="float">
            <text:p>50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93" calcext:value-type="float">
            <text:p>73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04" calcext:value-type="float">
            <text:p>62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30" calcext:value-type="float">
            <text:p>1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6" calcext:value-type="float">
            <text:p>16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9" calcext:value-type="float">
            <text:p>5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09" calcext:value-type="float">
            <text:p>67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00" calcext:value-type="float">
            <text:p>28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364" calcext:value-type="float">
            <text:p>45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36" calcext:value-type="float">
            <text:p>30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350" calcext:value-type="float">
            <text:p>50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03" calcext:value-type="float">
            <text:p>83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74" calcext:value-type="float">
            <text:p>150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04" calcext:value-type="float">
            <text:p>18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44" calcext:value-type="float">
            <text:p>32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13" calcext:value-type="float">
            <text:p>45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80" calcext:value-type="float">
            <text:p>55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5" calcext:value-type="float">
            <text:p>1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44" calcext:value-type="float">
            <text:p>74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7" calcext:value-type="float">
            <text:p>1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77" calcext:value-type="float">
            <text:p>2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73" calcext:value-type="float">
            <text:p>37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93" calcext:value-type="float">
            <text:p>22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76" calcext:value-type="float">
            <text:p>19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00" calcext:value-type="float">
            <text:p>21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77" calcext:value-type="float">
            <text:p>1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78" calcext:value-type="float">
            <text:p>22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67" calcext:value-type="float">
            <text:p>9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02" calcext:value-type="float">
            <text:p>23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76" calcext:value-type="float">
            <text:p>82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94" calcext:value-type="float">
            <text:p>3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54" calcext:value-type="float">
            <text:p>83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59" calcext:value-type="float">
            <text:p>39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95" calcext:value-type="float">
            <text:p>3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8" calcext:value-type="float">
            <text:p>16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84" calcext:value-type="float">
            <text:p>9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5" calcext:value-type="float">
            <text:p>1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49" calcext:value-type="float">
            <text:p>2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17" calcext:value-type="float">
            <text:p>22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54" calcext:value-type="float">
            <text:p>73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86" calcext:value-type="float">
            <text:p>42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48" calcext:value-type="float">
            <text:p>3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20" calcext:value-type="float">
            <text:p>39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7" calcext:value-type="float">
            <text:p>1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20" calcext:value-type="float">
            <text:p>35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66" calcext:value-type="float">
            <text:p>25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68" calcext:value-type="float">
            <text:p>13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192" calcext:value-type="float">
            <text:p>57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88" calcext:value-type="float">
            <text:p>4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8" calcext:value-type="float">
            <text:p>1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1" calcext:value-type="float">
            <text:p>1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12" calcext:value-type="float">
            <text:p>31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7" calcext:value-type="float">
            <text:p>9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50" calcext:value-type="float">
            <text:p>37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20" calcext:value-type="float">
            <text:p>2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78" calcext:value-type="float">
            <text:p>2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8" calcext:value-type="float">
            <text:p>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1" calcext:value-type="float">
            <text:p>13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53" calcext:value-type="float">
            <text:p>28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09" calcext:value-type="float">
            <text:p>42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25" calcext:value-type="float">
            <text:p>13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65" calcext:value-type="float">
            <text:p>2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46" calcext:value-type="float">
            <text:p>29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90" calcext:value-type="float">
            <text:p>5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19" calcext:value-type="float">
            <text:p>10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2" calcext:value-type="float">
            <text:p>8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83" calcext:value-type="float">
            <text:p>16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50" calcext:value-type="float">
            <text:p>6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30" calcext:value-type="float">
            <text:p>1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0" calcext:value-type="float">
            <text:p>1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11" calcext:value-type="float">
            <text:p>1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65" calcext:value-type="float">
            <text:p>33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80" calcext:value-type="float">
            <text:p>50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6" calcext:value-type="float">
            <text:p>12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29" calcext:value-type="float">
            <text:p>45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28" calcext:value-type="float">
            <text:p>23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44" calcext:value-type="float">
            <text:p>24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1" calcext:value-type="float">
            <text:p>11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94" calcext:value-type="float">
            <text:p>34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19" calcext:value-type="float">
            <text:p>92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9" calcext:value-type="float">
            <text:p>11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4" calcext:value-type="float">
            <text:p>1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54" calcext:value-type="float">
            <text:p>2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57" calcext:value-type="float">
            <text:p>3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27" calcext:value-type="float">
            <text:p>28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31" calcext:value-type="float">
            <text:p>22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48" calcext:value-type="float">
            <text:p>18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036" calcext:value-type="float">
            <text:p>110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25" calcext:value-type="float">
            <text:p>89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91" calcext:value-type="float">
            <text:p>2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77" calcext:value-type="float">
            <text:p>6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57" calcext:value-type="float">
            <text:p>4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6" calcext:value-type="float">
            <text:p>15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8" calcext:value-type="float">
            <text:p>1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43" calcext:value-type="float">
            <text:p>33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7" calcext:value-type="float">
            <text:p>13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05" calcext:value-type="float">
            <text:p>2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67" calcext:value-type="float">
            <text:p>6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65" calcext:value-type="float">
            <text:p>4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77" calcext:value-type="float">
            <text:p>53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6" calcext:value-type="float">
            <text:p>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67" calcext:value-type="float">
            <text:p>43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22" calcext:value-type="float">
            <text:p>42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4" calcext:value-type="float">
            <text:p>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01" calcext:value-type="float">
            <text:p>34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55" calcext:value-type="float">
            <text:p>31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4" calcext:value-type="float">
            <text:p>7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0" calcext:value-type="float">
            <text:p>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3" calcext:value-type="float">
            <text:p>12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1" calcext:value-type="float">
            <text:p>16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4" calcext:value-type="float">
            <text:p>9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0" calcext:value-type="float">
            <text:p>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45" calcext:value-type="float">
            <text:p>9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674" calcext:value-type="float">
            <text:p>75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62" calcext:value-type="float">
            <text:p>2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3" calcext:value-type="float">
            <text:p>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7" calcext:value-type="float">
            <text:p>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702" calcext:value-type="float">
            <text:p>157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50" calcext:value-type="float">
            <text:p>11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03" calcext:value-type="float">
            <text:p>63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57" calcext:value-type="float">
            <text:p>25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80" calcext:value-type="float">
            <text:p>26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60" calcext:value-type="float">
            <text:p>5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2" calcext:value-type="float">
            <text:p>1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87" calcext:value-type="float">
            <text:p>27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00" calcext:value-type="float">
            <text:p>3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3" calcext:value-type="float">
            <text:p>10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2" calcext:value-type="float">
            <text:p>15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42" calcext:value-type="float">
            <text:p>57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5" calcext:value-type="float">
            <text:p>8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00" calcext:value-type="float">
            <text:p>8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5" calcext:value-type="float">
            <text:p>3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01" calcext:value-type="float">
            <text:p>19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47" calcext:value-type="float">
            <text:p>50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78" calcext:value-type="float">
            <text:p>72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94" calcext:value-type="float">
            <text:p>8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5" calcext:value-type="float">
            <text:p>1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5" calcext:value-type="float">
            <text:p>9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2" calcext:value-type="float">
            <text:p>13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20" calcext:value-type="float">
            <text:p>121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26" calcext:value-type="float">
            <text:p>4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69" calcext:value-type="float">
            <text:p>76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2" calcext:value-type="float">
            <text:p>18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39" calcext:value-type="float">
            <text:p>90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64" calcext:value-type="float">
            <text:p>32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35" calcext:value-type="float">
            <text:p>24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41" calcext:value-type="float">
            <text:p>2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883" calcext:value-type="float">
            <text:p>16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32" calcext:value-type="float">
            <text:p>3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03" calcext:value-type="float">
            <text:p>98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06" calcext:value-type="float">
            <text:p>3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89" calcext:value-type="float">
            <text:p>26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61" calcext:value-type="float">
            <text:p>1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63" calcext:value-type="float">
            <text:p>95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6" calcext:value-type="float">
            <text:p>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62" calcext:value-type="float">
            <text:p>3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92" calcext:value-type="float">
            <text:p>20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7" calcext:value-type="float">
            <text:p>7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095" calcext:value-type="float">
            <text:p>11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779" calcext:value-type="float">
            <text:p>207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71" calcext:value-type="float">
            <text:p>21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04" calcext:value-type="float">
            <text:p>25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95" calcext:value-type="float">
            <text:p>3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2" calcext:value-type="float">
            <text:p>8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22" calcext:value-type="float">
            <text:p>5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99" calcext:value-type="float">
            <text:p>38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58" calcext:value-type="float">
            <text:p>46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6" calcext:value-type="float">
            <text:p>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3" calcext:value-type="float">
            <text:p>5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89" calcext:value-type="float">
            <text:p>41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97" calcext:value-type="float">
            <text:p>20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26" calcext:value-type="float">
            <text:p>2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56" calcext:value-type="float">
            <text:p>32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8" calcext:value-type="float">
            <text:p>1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8" calcext:value-type="float">
            <text:p>10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12" calcext:value-type="float">
            <text:p>99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67" calcext:value-type="float">
            <text:p>1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2" calcext:value-type="float">
            <text:p>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97" calcext:value-type="float">
            <text:p>7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7" calcext:value-type="float">
            <text:p>5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80" calcext:value-type="float">
            <text:p>83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57" calcext:value-type="float">
            <text:p>1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09" calcext:value-type="float">
            <text:p>4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51" calcext:value-type="float">
            <text:p>13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2" calcext:value-type="float">
            <text:p>14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72" calcext:value-type="float">
            <text:p>81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65" calcext:value-type="float">
            <text:p>2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81" calcext:value-type="float">
            <text:p>101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98" calcext:value-type="float">
            <text:p>46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2" calcext:value-type="float">
            <text:p>12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37" calcext:value-type="float">
            <text:p>34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97" calcext:value-type="float">
            <text:p>3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07" calcext:value-type="float">
            <text:p>89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35" calcext:value-type="float">
            <text:p>181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7" calcext:value-type="float">
            <text:p>13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83" calcext:value-type="float">
            <text:p>30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012" calcext:value-type="float">
            <text:p>26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14" calcext:value-type="float">
            <text:p>79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50" calcext:value-type="float">
            <text:p>27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548" calcext:value-type="float">
            <text:p>215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1" calcext:value-type="float">
            <text:p>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9" calcext:value-type="float">
            <text:p>5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84" calcext:value-type="float">
            <text:p>4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57" calcext:value-type="float">
            <text:p>2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13" calcext:value-type="float">
            <text:p>8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0" calcext:value-type="float">
            <text:p>6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607" calcext:value-type="float">
            <text:p>266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56" calcext:value-type="float">
            <text:p>24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54" calcext:value-type="float">
            <text:p>67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576" calcext:value-type="float">
            <text:p>185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33" calcext:value-type="float">
            <text:p>1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38" calcext:value-type="float">
            <text:p>25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868" calcext:value-type="float">
            <text:p>238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6" calcext:value-type="float">
            <text:p>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32" calcext:value-type="float">
            <text:p>94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0092" calcext:value-type="float">
            <text:p>3400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33" calcext:value-type="float">
            <text:p>5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48" calcext:value-type="float">
            <text:p>8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76" calcext:value-type="float">
            <text:p>28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8" calcext:value-type="float">
            <text:p>1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67" calcext:value-type="float">
            <text:p>34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42" calcext:value-type="float">
            <text:p>46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41" calcext:value-type="float">
            <text:p>66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82" calcext:value-type="float">
            <text:p>83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35" calcext:value-type="float">
            <text:p>4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72" calcext:value-type="float">
            <text:p>29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61" calcext:value-type="float">
            <text:p>34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9" calcext:value-type="float">
            <text:p>1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48" calcext:value-type="float">
            <text:p>30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877" calcext:value-type="float">
            <text:p>418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0" calcext:value-type="float">
            <text:p>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46" calcext:value-type="float">
            <text:p>8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4" calcext:value-type="float">
            <text:p>14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03" calcext:value-type="float">
            <text:p>29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91" calcext:value-type="float">
            <text:p>2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73" calcext:value-type="float">
            <text:p>35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84" calcext:value-type="float">
            <text:p>3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04" calcext:value-type="float">
            <text:p>4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3" calcext:value-type="float">
            <text:p>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09" calcext:value-type="float">
            <text:p>28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65" calcext:value-type="float">
            <text:p>29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4" calcext:value-type="float">
            <text:p>7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55" calcext:value-type="float">
            <text:p>33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6" calcext:value-type="float">
            <text:p>6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8" calcext:value-type="float">
            <text:p>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47" calcext:value-type="float">
            <text:p>1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0" calcext:value-type="float">
            <text:p>12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28" calcext:value-type="float">
            <text:p>10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84" calcext:value-type="float">
            <text:p>5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67" calcext:value-type="float">
            <text:p>64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05" calcext:value-type="float">
            <text:p>176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20" calcext:value-type="float">
            <text:p>38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990" calcext:value-type="float">
            <text:p>10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49" calcext:value-type="float">
            <text:p>63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9" calcext:value-type="float">
            <text:p>16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775" calcext:value-type="float">
            <text:p>207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28" calcext:value-type="float">
            <text:p>3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18" calcext:value-type="float">
            <text:p>13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342" calcext:value-type="float">
            <text:p>193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66" calcext:value-type="float">
            <text:p>69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07" calcext:value-type="float">
            <text:p>6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8" calcext:value-type="float">
            <text:p>16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10" calcext:value-type="float">
            <text:p>131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68" calcext:value-type="float">
            <text:p>3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43" calcext:value-type="float">
            <text:p>31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99" calcext:value-type="float">
            <text:p>166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8" calcext:value-type="float">
            <text:p>11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01" calcext:value-type="float">
            <text:p>53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7" calcext:value-type="float">
            <text:p>9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70" calcext:value-type="float">
            <text:p>6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75" calcext:value-type="float">
            <text:p>21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66" calcext:value-type="float">
            <text:p>6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32" calcext:value-type="float">
            <text:p>3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82" calcext:value-type="float">
            <text:p>57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2" calcext:value-type="float">
            <text:p>7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32" calcext:value-type="float">
            <text:p>21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05" calcext:value-type="float">
            <text:p>21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94" calcext:value-type="float">
            <text:p>3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84" calcext:value-type="float">
            <text:p>3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04" calcext:value-type="float">
            <text:p>42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95" calcext:value-type="float">
            <text:p>9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06" calcext:value-type="float">
            <text:p>3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60" calcext:value-type="float">
            <text:p>23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47" calcext:value-type="float">
            <text:p>158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0" calcext:value-type="float">
            <text:p>21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8" calcext:value-type="float">
            <text:p>21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57" calcext:value-type="float">
            <text:p>57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58" calcext:value-type="float">
            <text:p>8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51" calcext:value-type="float">
            <text:p>1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81" calcext:value-type="float">
            <text:p>111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8" calcext:value-type="float">
            <text:p>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65" calcext:value-type="float">
            <text:p>120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767" calcext:value-type="float">
            <text:p>76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67" calcext:value-type="float">
            <text:p>7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0" calcext:value-type="float">
            <text:p>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23" calcext:value-type="float">
            <text:p>54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75" calcext:value-type="float">
            <text:p>5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31" calcext:value-type="float">
            <text:p>12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68" calcext:value-type="float">
            <text:p>3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51" calcext:value-type="float">
            <text:p>38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11" calcext:value-type="float">
            <text:p>9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30" calcext:value-type="float">
            <text:p>24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43" calcext:value-type="float">
            <text:p>2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5" calcext:value-type="float">
            <text:p>1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6" calcext:value-type="float">
            <text:p>18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09" calcext:value-type="float">
            <text:p>41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05" calcext:value-type="float">
            <text:p>21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0" calcext:value-type="float">
            <text:p>11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6" calcext:value-type="float">
            <text:p>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81" calcext:value-type="float">
            <text:p>2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082" calcext:value-type="float">
            <text:p>1390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41" calcext:value-type="float">
            <text:p>52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41" calcext:value-type="float">
            <text:p>5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7" calcext:value-type="float">
            <text:p>1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53" calcext:value-type="float">
            <text:p>6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51" calcext:value-type="float">
            <text:p>2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345" calcext:value-type="float">
            <text:p>123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8" calcext:value-type="float">
            <text:p>5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1" calcext:value-type="float">
            <text:p>7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378" calcext:value-type="float">
            <text:p>123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589" calcext:value-type="float">
            <text:p>15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44" calcext:value-type="float">
            <text:p>1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044" calcext:value-type="float">
            <text:p>10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710" calcext:value-type="float">
            <text:p>137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647" calcext:value-type="float">
            <text:p>336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79" calcext:value-type="float">
            <text:p>3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675" calcext:value-type="float">
            <text:p>31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66" calcext:value-type="float">
            <text:p>136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82" calcext:value-type="float">
            <text:p>20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34" calcext:value-type="float">
            <text:p>50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43" calcext:value-type="float">
            <text:p>31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5" calcext:value-type="float">
            <text:p>8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21" calcext:value-type="float">
            <text:p>37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601" calcext:value-type="float">
            <text:p>406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06" calcext:value-type="float">
            <text:p>81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7" calcext:value-type="float">
            <text:p>14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41" calcext:value-type="float">
            <text:p>82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80" calcext:value-type="float">
            <text:p>61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47" calcext:value-type="float">
            <text:p>205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1" calcext:value-type="float">
            <text:p>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2" calcext:value-type="float">
            <text:p>9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51" calcext:value-type="float">
            <text:p>39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84" calcext:value-type="float">
            <text:p>2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904" calcext:value-type="float">
            <text:p>229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35" calcext:value-type="float">
            <text:p>31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88" calcext:value-type="float">
            <text:p>10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71" calcext:value-type="float">
            <text:p>105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10" calcext:value-type="float">
            <text:p>35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39" calcext:value-type="float">
            <text:p>38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31" calcext:value-type="float">
            <text:p>74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671" calcext:value-type="float">
            <text:p>11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5" calcext:value-type="float">
            <text:p>1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43" calcext:value-type="float">
            <text:p>56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48" calcext:value-type="float">
            <text:p>120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09" calcext:value-type="float">
            <text:p>1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74" calcext:value-type="float">
            <text:p>9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28" calcext:value-type="float">
            <text:p>135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19" calcext:value-type="float">
            <text:p>42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6" calcext:value-type="float">
            <text:p>8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14" calcext:value-type="float">
            <text:p>20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2" calcext:value-type="float">
            <text:p>1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7" calcext:value-type="float">
            <text:p>14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61" calcext:value-type="float">
            <text:p>22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55" calcext:value-type="float">
            <text:p>33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67" calcext:value-type="float">
            <text:p>14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21" calcext:value-type="float">
            <text:p>6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63" calcext:value-type="float">
            <text:p>43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148" calcext:value-type="float">
            <text:p>171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13" calcext:value-type="float">
            <text:p>8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99" calcext:value-type="float">
            <text:p>28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70" calcext:value-type="float">
            <text:p>58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22" calcext:value-type="float">
            <text:p>26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5" calcext:value-type="float">
            <text:p>9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88" calcext:value-type="float">
            <text:p>31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97" calcext:value-type="float">
            <text:p>30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31" calcext:value-type="float">
            <text:p>2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49" calcext:value-type="float">
            <text:p>2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5" calcext:value-type="float">
            <text:p>1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9" calcext:value-type="float">
            <text:p>8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31" calcext:value-type="float">
            <text:p>108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7" calcext:value-type="float">
            <text:p>8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77" calcext:value-type="float">
            <text:p>21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54" calcext:value-type="float">
            <text:p>90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61" calcext:value-type="float">
            <text:p>35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20" calcext:value-type="float">
            <text:p>48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34" calcext:value-type="float">
            <text:p>8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6" calcext:value-type="float">
            <text:p>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02" calcext:value-type="float">
            <text:p>31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20" calcext:value-type="float">
            <text:p>20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74" calcext:value-type="float">
            <text:p>30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07" calcext:value-type="float">
            <text:p>1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3" calcext:value-type="float">
            <text:p>16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3" calcext:value-type="float">
            <text:p>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1" calcext:value-type="float">
            <text:p>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2" calcext:value-type="float">
            <text:p>11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0" calcext:value-type="float">
            <text:p>5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36" calcext:value-type="float">
            <text:p>2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03" calcext:value-type="float">
            <text:p>92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42" calcext:value-type="float">
            <text:p>20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26" calcext:value-type="float">
            <text:p>13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77" calcext:value-type="float">
            <text:p>9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75" calcext:value-type="float">
            <text:p>14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06" calcext:value-type="float">
            <text:p>32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06" calcext:value-type="float">
            <text:p>4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09" calcext:value-type="float">
            <text:p>10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8" calcext:value-type="float">
            <text:p>16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50" calcext:value-type="float">
            <text:p>5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69" calcext:value-type="float">
            <text:p>20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79" calcext:value-type="float">
            <text:p>53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18" calcext:value-type="float">
            <text:p>7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52" calcext:value-type="float">
            <text:p>18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32" calcext:value-type="float">
            <text:p>42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2" calcext:value-type="float">
            <text:p>13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07" calcext:value-type="float">
            <text:p>3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26" calcext:value-type="float">
            <text:p>5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960" calcext:value-type="float">
            <text:p>33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80" calcext:value-type="float">
            <text:p>30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78" calcext:value-type="float">
            <text:p>3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5" calcext:value-type="float">
            <text:p>1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11" calcext:value-type="float">
            <text:p>8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21" calcext:value-type="float">
            <text:p>24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62" calcext:value-type="float">
            <text:p>2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7" calcext:value-type="float">
            <text:p>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718" calcext:value-type="float">
            <text:p>297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85" calcext:value-type="float">
            <text:p>50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43" calcext:value-type="float">
            <text:p>106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41" calcext:value-type="float">
            <text:p>52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6" calcext:value-type="float">
            <text:p>10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18" calcext:value-type="float">
            <text:p>23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38" calcext:value-type="float">
            <text:p>41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06" calcext:value-type="float">
            <text:p>3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92" calcext:value-type="float">
            <text:p>20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983" calcext:value-type="float">
            <text:p>119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78" calcext:value-type="float">
            <text:p>32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8" calcext:value-type="float">
            <text:p>13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97" calcext:value-type="float">
            <text:p>25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52" calcext:value-type="float">
            <text:p>16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56" calcext:value-type="float">
            <text:p>47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05" calcext:value-type="float">
            <text:p>3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51" calcext:value-type="float">
            <text:p>60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335" calcext:value-type="float">
            <text:p>143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97" calcext:value-type="float">
            <text:p>1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58" calcext:value-type="float">
            <text:p>2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4" calcext:value-type="float">
            <text:p>11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32" calcext:value-type="float">
            <text:p>166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565" calcext:value-type="float">
            <text:p>39565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Zwollerkerspel</text:p>
          </table:table-cell>
          <table:table-cell table:style-name="ce10" office:value-type="string" calcext:value-type="string">
            <text:p>Vrouwen</text:p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08T13:35:27.009103000</dc:date>
    <meta:editing-cycles>3</meta:editing-cycles>
    <meta:editing-duration>PT9M51S</meta:editing-duration>
    <meta:document-statistic meta:table-count="1" meta:cell-count="6392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</office:meta>
</office:document-meta>
</file>